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12ccb" officeooo:paragraph-rsid="00512ccb"/>
    </style:style>
    <style:style style:name="P2" style:family="paragraph" style:parent-style-name="Standard">
      <style:text-properties officeooo:rsid="0052a079" officeooo:paragraph-rsid="0052a079"/>
    </style:style>
    <style:style style:name="P3" style:family="paragraph" style:parent-style-name="Standard">
      <style:text-properties officeooo:rsid="0053660c" officeooo:paragraph-rsid="0053660c"/>
    </style:style>
    <style:style style:name="P4" style:family="paragraph" style:parent-style-name="Standard">
      <style:text-properties officeooo:rsid="0054cf07" officeooo:paragraph-rsid="0054cf07"/>
    </style:style>
    <style:style style:name="P5" style:family="paragraph" style:parent-style-name="Standard">
      <style:text-properties officeooo:rsid="0056bdd7" officeooo:paragraph-rsid="0056bdd7"/>
    </style:style>
    <style:style style:name="P6" style:family="paragraph" style:parent-style-name="Standard">
      <style:text-properties officeooo:rsid="005840f4" officeooo:paragraph-rsid="005840f4"/>
    </style:style>
    <style:style style:name="P7" style:family="paragraph" style:parent-style-name="Standard">
      <style:text-properties officeooo:rsid="0058925c" officeooo:paragraph-rsid="0058925c"/>
    </style:style>
    <style:style style:name="P8" style:family="paragraph" style:parent-style-name="Standard">
      <style:text-properties officeooo:rsid="0058bd82" officeooo:paragraph-rsid="0058bd82"/>
    </style:style>
    <style:style style:name="P9" style:family="paragraph" style:parent-style-name="Standard">
      <style:text-properties fo:font-style="italic" officeooo:rsid="0058bd82" officeooo:paragraph-rsid="0058bd82" style:font-style-asian="italic" style:font-style-complex="italic"/>
    </style:style>
    <style:style style:name="P10" style:family="paragraph" style:parent-style-name="Standard">
      <style:text-properties fo:font-style="italic" fo:font-weight="normal" officeooo:rsid="006406f6" officeooo:paragraph-rsid="006406f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677f4c" officeooo:paragraph-rsid="00677f4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rsid="0059617b" officeooo:paragraph-rsid="0059617b"/>
    </style:style>
    <style:style style:name="P13" style:family="paragraph" style:parent-style-name="Standard">
      <style:text-properties officeooo:rsid="005989fb" officeooo:paragraph-rsid="005989fb"/>
    </style:style>
    <style:style style:name="P14" style:family="paragraph" style:parent-style-name="Standard">
      <style:text-properties officeooo:rsid="0059fd1e" officeooo:paragraph-rsid="0059fd1e"/>
    </style:style>
    <style:style style:name="P15" style:family="paragraph" style:parent-style-name="Standard">
      <style:text-properties officeooo:rsid="005a5971" officeooo:paragraph-rsid="005a5971"/>
    </style:style>
    <style:style style:name="P16" style:family="paragraph" style:parent-style-name="Standard">
      <style:text-properties officeooo:rsid="005a5b14" officeooo:paragraph-rsid="005a5b14"/>
    </style:style>
    <style:style style:name="P17" style:family="paragraph" style:parent-style-name="Standard">
      <style:text-properties officeooo:rsid="005b5f7e" officeooo:paragraph-rsid="005b5f7e"/>
    </style:style>
    <style:style style:name="P18" style:family="paragraph" style:parent-style-name="Standard">
      <style:text-properties officeooo:rsid="005ca9f7" officeooo:paragraph-rsid="005ca9f7"/>
    </style:style>
    <style:style style:name="P19" style:family="paragraph" style:parent-style-name="Standard">
      <style:text-properties officeooo:rsid="005e2cfd" officeooo:paragraph-rsid="005e2cfd"/>
    </style:style>
    <style:style style:name="P20" style:family="paragraph" style:parent-style-name="Standard">
      <style:text-properties officeooo:rsid="005eb0f2" officeooo:paragraph-rsid="005eb0f2"/>
    </style:style>
    <style:style style:name="P21" style:family="paragraph" style:parent-style-name="Standard">
      <style:text-properties officeooo:rsid="006015b2" officeooo:paragraph-rsid="006015b2"/>
    </style:style>
    <style:style style:name="P22" style:family="paragraph" style:parent-style-name="Standard">
      <style:text-properties officeooo:rsid="00607778" officeooo:paragraph-rsid="00621e67"/>
    </style:style>
    <style:style style:name="P23" style:family="paragraph" style:parent-style-name="Standard">
      <style:text-properties officeooo:rsid="00621e67" officeooo:paragraph-rsid="00621e67"/>
    </style:style>
    <style:style style:name="P24" style:family="paragraph" style:parent-style-name="Standard">
      <style:text-properties officeooo:rsid="006406f6" officeooo:paragraph-rsid="006406f6"/>
    </style:style>
    <style:style style:name="P25" style:family="paragraph" style:parent-style-name="Standard">
      <style:text-properties officeooo:rsid="00651b11" officeooo:paragraph-rsid="00651b11"/>
    </style:style>
    <style:style style:name="P26" style:family="paragraph" style:parent-style-name="Standard">
      <style:text-properties officeooo:rsid="0065251b" officeooo:paragraph-rsid="0065251b"/>
    </style:style>
    <style:style style:name="P27" style:family="paragraph" style:parent-style-name="Standard">
      <style:text-properties officeooo:rsid="00659fb0" officeooo:paragraph-rsid="00659fb0"/>
    </style:style>
    <style:style style:name="P28" style:family="paragraph" style:parent-style-name="Standard">
      <style:text-properties fo:font-weight="normal" officeooo:rsid="005eb0f2" officeooo:paragraph-rsid="005eb0f2" style:font-weight-asian="normal" style:font-weight-complex="normal"/>
    </style:style>
    <style:style style:name="P29" style:family="paragraph" style:parent-style-name="Standard">
      <style:text-properties fo:font-weight="normal" officeooo:rsid="006015b2" officeooo:paragraph-rsid="006015b2" style:font-weight-asian="normal" style:font-weight-complex="normal"/>
    </style:style>
    <style:style style:name="P30" style:family="paragraph" style:parent-style-name="Standard">
      <style:text-properties fo:font-weight="normal" officeooo:rsid="00607778" officeooo:paragraph-rsid="00607778" style:font-weight-asian="normal" style:font-weight-complex="normal"/>
    </style:style>
    <style:style style:name="P31" style:family="paragraph" style:parent-style-name="Standard">
      <style:text-properties fo:font-weight="normal" officeooo:rsid="00621e67" officeooo:paragraph-rsid="00621e67" style:font-weight-asian="normal" style:font-weight-complex="normal"/>
    </style:style>
    <style:style style:name="P32" style:family="paragraph" style:parent-style-name="Standard">
      <style:text-properties fo:font-weight="normal" officeooo:rsid="006406f6" officeooo:paragraph-rsid="006406f6" style:font-weight-asian="normal" style:font-weight-complex="normal"/>
    </style:style>
    <style:style style:name="P33" style:family="paragraph" style:parent-style-name="Standard">
      <style:text-properties fo:font-weight="normal" officeooo:rsid="00651b11" officeooo:paragraph-rsid="00651b11" style:font-weight-asian="normal" style:font-weight-complex="normal"/>
    </style:style>
    <style:style style:name="P34" style:family="paragraph" style:parent-style-name="Standard">
      <style:text-properties fo:font-weight="normal" officeooo:rsid="0065251b" officeooo:paragraph-rsid="0065251b" style:font-weight-asian="normal" style:font-weight-complex="normal"/>
    </style:style>
    <style:style style:name="P35" style:family="paragraph" style:parent-style-name="Standard">
      <style:text-properties fo:font-weight="normal" officeooo:rsid="0065251b" officeooo:paragraph-rsid="00659fb0" style:font-weight-asian="normal" style:font-weight-complex="normal"/>
    </style:style>
    <style:style style:name="P36" style:family="paragraph" style:parent-style-name="Standard">
      <style:text-properties fo:font-weight="normal" officeooo:rsid="00659fb0" officeooo:paragraph-rsid="00659fb0" style:font-weight-asian="normal" style:font-weight-complex="normal"/>
    </style:style>
    <style:style style:name="P37" style:family="paragraph" style:parent-style-name="Standard">
      <style:text-properties fo:font-weight="normal" officeooo:rsid="0065f66a" officeooo:paragraph-rsid="0065f66a" style:font-weight-asian="normal" style:font-weight-complex="normal"/>
    </style:style>
    <style:style style:name="P38" style:family="paragraph" style:parent-style-name="Standard">
      <style:text-properties fo:font-weight="normal" officeooo:rsid="006653bc" officeooo:paragraph-rsid="006653bc" style:font-weight-asian="normal" style:font-weight-complex="normal"/>
    </style:style>
    <style:style style:name="P39" style:family="paragraph" style:parent-style-name="Standard">
      <style:text-properties fo:font-weight="normal" officeooo:rsid="00669619" officeooo:paragraph-rsid="00669619" style:font-weight-asian="normal" style:font-weight-complex="normal"/>
    </style:style>
    <style:style style:name="P40" style:family="paragraph" style:parent-style-name="Standard">
      <style:text-properties fo:font-weight="normal" officeooo:rsid="0066f4cb" officeooo:paragraph-rsid="0066f4cb" style:font-weight-asian="normal" style:font-weight-complex="normal"/>
    </style:style>
    <style:style style:name="P41" style:family="paragraph" style:parent-style-name="Standard">
      <style:text-properties fo:font-weight="normal" officeooo:rsid="00676855" officeooo:paragraph-rsid="00676855" style:font-weight-asian="normal" style:font-weight-complex="normal"/>
    </style:style>
    <style:style style:name="P42" style:family="paragraph" style:parent-style-name="Standard">
      <style:text-properties fo:font-weight="normal" officeooo:rsid="00677f4c" officeooo:paragraph-rsid="00677f4c" style:font-weight-asian="normal" style:font-weight-complex="normal"/>
    </style:style>
    <style:style style:name="P43" style:family="paragraph" style:parent-style-name="Standard">
      <style:text-properties fo:font-style="normal" fo:font-weight="normal" officeooo:rsid="00680cdf" officeooo:paragraph-rsid="00680cd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692725" officeooo:paragraph-rsid="00692725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692725" officeooo:paragraph-rsid="00699e4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699e4e" officeooo:paragraph-rsid="00699e4e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6aae72" officeooo:paragraph-rsid="006aae72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6bb926" officeooo:paragraph-rsid="006bb9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6c7dd8" officeooo:paragraph-rsid="006c7dd8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e2a64" officeooo:paragraph-rsid="006e2a6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6ec392" officeooo:paragraph-rsid="006ec39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6e2a64" officeooo:paragraph-rsid="006e2a6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6e2a64" officeooo:paragraph-rsid="006f883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6f8831" officeooo:paragraph-rsid="006f8831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6ec392" officeooo:paragraph-rsid="006ec392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7115ff" officeooo:paragraph-rsid="007115f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7189f6" officeooo:paragraph-rsid="007189f6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71b191" officeooo:paragraph-rsid="0071b191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728465" officeooo:paragraph-rsid="00728465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73169b" officeooo:paragraph-rsid="0073169b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73ec4a" officeooo:paragraph-rsid="0073ec4a" style:font-style-asian="normal" style:font-weight-asian="normal" style:font-style-complex="normal" style:font-weight-complex="normal"/>
    </style:style>
    <style:style style:name="T1" style:family="text">
      <style:text-properties officeooo:rsid="0053660c"/>
    </style:style>
    <style:style style:name="T2" style:family="text">
      <style:text-properties officeooo:rsid="0058925c"/>
    </style:style>
    <style:style style:name="T3" style:family="text">
      <style:text-properties officeooo:rsid="0058bd8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59617b"/>
    </style:style>
    <style:style style:name="T7" style:family="text">
      <style:text-properties officeooo:rsid="005989fb"/>
    </style:style>
    <style:style style:name="T8" style:family="text">
      <style:text-properties officeooo:rsid="0059fd1e"/>
    </style:style>
    <style:style style:name="T9" style:family="text">
      <style:text-properties officeooo:rsid="005a5971"/>
    </style:style>
    <style:style style:name="T10" style:family="text">
      <style:text-properties officeooo:rsid="005a5b14"/>
    </style:style>
    <style:style style:name="T11" style:family="text">
      <style:text-properties officeooo:rsid="005ca9f7"/>
    </style:style>
    <style:style style:name="T12" style:family="text">
      <style:text-properties officeooo:rsid="005e2cf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7bde" style:font-weight-asian="normal" style:font-weight-complex="normal"/>
    </style:style>
    <style:style style:name="T15" style:family="text">
      <style:text-properties fo:font-weight="normal" officeooo:rsid="00607778" style:font-weight-asian="normal" style:font-weight-complex="normal"/>
    </style:style>
    <style:style style:name="T16" style:family="text">
      <style:text-properties fo:font-weight="normal" officeooo:rsid="00621e67" style:font-weight-asian="normal" style:font-weight-complex="normal"/>
    </style:style>
    <style:style style:name="T17" style:family="text">
      <style:text-properties fo:font-weight="normal" officeooo:rsid="006406f6" style:font-weight-asian="normal" style:font-weight-complex="normal"/>
    </style:style>
    <style:style style:name="T18" style:family="text">
      <style:text-properties fo:font-weight="normal" officeooo:rsid="0065251b" style:font-weight-asian="normal" style:font-weight-complex="normal"/>
    </style:style>
    <style:style style:name="T19" style:family="text">
      <style:text-properties officeooo:rsid="006653bc"/>
    </style:style>
    <style:style style:name="T20" style:family="text">
      <style:text-properties officeooo:rsid="0066f4cb"/>
    </style:style>
    <style:style style:name="T21" style:family="text">
      <style:text-properties officeooo:rsid="00676855"/>
    </style:style>
    <style:style style:name="T22" style:family="text">
      <style:text-properties fo:font-variant="normal" fo:text-transform="none" fo:color="#252525" style:font-name="Liberation Serif" fo:font-size="12pt" fo:letter-spacing="normal" fo:font-style="normal" officeooo:rsid="0010dad4" style:font-size-asian="12pt" style:font-style-asian="normal" style:font-size-complex="12pt" style:font-style-complex="normal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tyle="italic" style:font-style-asian="italic" style:font-style-complex="italic"/>
    </style:style>
    <style:style style:name="T25" style:family="text">
      <style:text-properties officeooo:rsid="00699e4e"/>
    </style:style>
    <style:style style:name="T26" style:family="text">
      <style:text-properties officeooo:rsid="006aae72"/>
    </style:style>
    <style:style style:name="T27" style:family="text">
      <style:text-properties officeooo:rsid="006bb926"/>
    </style:style>
    <style:style style:name="T28" style:family="text">
      <style:text-properties officeooo:rsid="006c7dd8"/>
    </style:style>
    <style:style style:name="T29" style:family="text">
      <style:text-properties officeooo:rsid="006e2a64"/>
    </style:style>
    <style:style style:name="T30" style:family="text">
      <style:text-properties officeooo:rsid="006f8831"/>
    </style:style>
    <style:style style:name="T31" style:family="text">
      <style:text-properties officeooo:rsid="007115ff"/>
    </style:style>
    <style:style style:name="T32" style:family="text">
      <style:text-properties officeooo:rsid="007189f6"/>
    </style:style>
    <style:style style:name="T33" style:family="text">
      <style:text-properties officeooo:rsid="0071b191"/>
    </style:style>
    <style:style style:name="T34" style:family="text">
      <style:text-properties officeooo:rsid="0073e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ихи начали появляться с началом моей строительной карьеры в СМП-615.</text:p>
      <text:p text:style-name="P1">Вернее, появлялись не стихи, а словосочетания; какое-то привлекало чередованием звуков в нём, другое своей двусмысленностью, но на в смысле охальности, а тем, что можно по разному его истолковать.</text:p>
      <text:p text:style-name="P1">По ходу трудового процесса, незаметно для коллег-каменщиков, я переворачивал эти слова, переиначивал, выбрасывал из головы к чёртовой матери, или чертям собачьим, но самые упорные возвращались вновь.</text:p>
      <text:p text:style-name="P1">Тогда оставалось последнее средство — перенести слова на бумагу и забыть.</text:p>
      <text:p text:style-name="P1">За шесть лет таких незваных проходимцев собралось штук 30, на двух языках, потому что каждый приходил на каком ему вздумается.</text:p>
      <text:p text:style-name="P1">Среди них были чисто графические, срисованные с натуры, типа, <text:s/>«яблоко неба пронзённое шпагой луча», были и звукоподражательные — «каркаломна баркарола», <text:s/>философские, как про съеденного Бога, и просто ритмо-шагательные «ах, о чём мы хохочем».</text:p>
      <text:p text:style-name="P1"/>
      <text:p text:style-name="P2">Одно из первых я показал Ире и она сразу встрепенулась — кто это та мадонна в телогрейке?</text:p>
      <text:p text:style-name="P2">А мне откуда знать — случайно увидел в рабочей столовой в очереди на обед.</text:p>
      <text:p text:style-name="P2">Про стихи на «На музыку В. Косма» она ничего не спросила: сразу видно, что про неё. А когда сказала, что ей сказали, что это неплохое стихотворение, то я перестал ей показывать. Наверное, из ревности к неизвестному кому-то, кому она их дала на оценку.</text:p>
      <text:p text:style-name="P2">Когда я прочитал своему брату Саше «Интервью скифа...», его реакция была мгновенной:</text:p>
      <text:p text:style-name="P2">- Я тебя заложу!</text:p>
      <text:p text:style-name="P2">Если на твоё стихотворение сразу выныривает мысль про КГБ, то это хорошая публицистика.</text:p>
      <text:p text:style-name="P2">Плотнику Ивану почему-то понравилась строка про капусту на жале ножа. Полгода спустя он попросил ещё раз про капусту. Не знаю, что он в ней нашёл.</text:p>
      <text:p text:style-name="P2">Случалось, что до конца обеденного перерыва ещё минут пять есть, а делать нечего, тогда в вагончике женщины-каменщицы просили прочитать чего-нибудь новенькое, а потом Гриня кричал:</text:p>
      <text:p text:style-name="P2">- Серёга! Коней огнём не подковывают, для этого подковы есть! Мерин ты перерваный!</text:p>
      <text:p text:style-name="P2">Он вырос в селе Красное и сызмальства <text:span text:style-name="T1">разбирался в</text:span> таких вещах.</text:p>
      <text:p text:style-name="P2"/>
      <text:p text:style-name="P2">Когда количество стихов перевалило за 20, то у меня качественно поменялось отношение к ним. Чего будут валяться? Жалко же.</text:p>
      <text:p text:style-name="P2">И я начал рассылать их в редакции журналов и книжных издательств. Как Мартин Иден из одноимённого романа Джека Лондона. И они возвращались ко мне , как и к нему, но с ответами на печатной машинке. <text:span text:style-name="T1">Они смахивали на один и тот же ответ напечатанный через лист копировальной бумаги: про несоответствие основной тематике их издания, про переполненный редакторский портфель и ни одного слова о самих стихах. Рецензия Грини так и осталась непревзойдённой:</text:span></text:p>
      <text:p text:style-name="P2">- <text:span text:style-name="T1">Мерин ты перерванный!</text:span></text:p>
      <text:p text:style-name="P3">Правда, какой-то литсотрудник известил меня, что в подобном стиле писали в 30-е годы. Может, он хотел указать на устарелость, а на самом деле осчастливил: у стихов есть стиль!</text:p>
      <text:p text:style-name="P3">Да ещё какой! В 30-е Союз Писателей ещё не был выхолощен чистками и репрессиями, в те времена люди ещё писали, а не готовили материалы к преддверию съездов.</text:p>
      <text:p text:style-name="P3">Мне исподволь начало доходить, что для людей кормящихся на непыльной должности всякие там «шпаги в небе» нужны не больше, чем занозы в заднице.</text:p>
      <text:p text:style-name="P3">Окончательным вразумлением послужил отзыв из журнала «Москва» на «усталую Аллу».</text:p>
      <text:p text:style-name="P3">Сразу видно, что литсотрудник проявил серьёзный и вдумчивый подход при рассмотрении полученного стихотворения. Одно слово оказалось ему неизвестным и он даже посмотрел в словаре что оно значит. Он забыл стереть в моём стихе свои карандашные пометки. </text:p>
      <text:p text:style-name="P3">Слово «вожделенье» осталось подчёркнутым, а рядом добавлено его толкование «похоть». Не знаю в каком словаре он это нашёл, но меня оно оскорбило.</text:p>
      <text:p text:style-name="P3">Последний удар нанесла фамилия рецензента под его ответом — Пушкин!</text:p>
      <text:p text:style-name="P4"><text:soft-page-break/>Я представил Пушкина, который смотрит в словаре слово «вожделенье» и понял, что со стихами пора завязывать.</text:p>
      <text:p text:style-name="P4">Больше я их никуда не отсылал — не получился из меня Мартин Иден и фиг мне тут, а не Америка.</text:p>
      <text:p text:style-name="P4"/>
      <text:p text:style-name="P4">Летом ты опять приехала в Конотоп, но, конечно, уже без коляски.</text:p>
      <text:p text:style-name="P4">Наша бригада строила тогда 50-квартирный рядом с Переездом и строповщица Катерина мне снизу покричала, что ко мне пришли. Я вышел на тротуар за воротами.</text:p>
      <text:p text:style-name="P4">Ты стояла рядом с Ирой, на ней был красный сарафан с белыми монгольскими узорами, а что на тебе я не помню. Зато помню как классно ты улыбалась. </text:p>
      <text:p text:style-name="P4">Я осторожно опустил свою пластмассовую каску на твои светлые прямые волосы и она сползла тебе аж до носа, но не смогла погасить твою довольную улыбку. Я помню эту улыбку из-под каски.</text:p>
      <text:p text:style-name="P4">Потом вы ушли по тротуару, а я смотрел вслед и вместе со мной смотрели Катерина и Вера Шарапова, такие вдруг притихшие и погруснелые, потому что такая красота уходит — женщина в красном и ребёнок со светлыми прямыми волосами.</text:p>
      <text:p text:style-name="P4"/>
      <text:p text:style-name="P4">Тебе как раз исполнилось три года и я решил, что лучшим подарком на день рождения станет привычное лицо среди незнакомцев на Декабристов 13.</text:p>
      <text:p text:style-name="P4">Я поехал в Нежин и, несмотря на своё косноязычие, сумел-таки упросить Тоню, чтоб отпустила со мной своего сына Игорька к тебе на день рождения, а Иван Алексеевич приедет на следующий день и увезёт его обратно. Тоня очень смелая женщина — не побоялась моей репутации вконец промокшей после Ромнов.</text:p>
      <text:p text:style-name="P4">Электричка оказалась переполненной и мы с ним до самого Бахмача <text:s/>стояли в проходе. Зато как вы потом обрадовались друг другу! Столько визга...</text:p>
      <text:p text:style-name="P4"/>
      <text:p text:style-name="P4">А на следующей неделе у меня начался отпуск и мы поехали на Сейм вчетвером — ты, Ира, я и Леночка. Мои родители взяли в Рембазе путёвку для нас в их лагерь отдыха.</text:p>
      <text:p text:style-name="P4">Там на его территории между больших сосен стоят деревянные домики на четыре койки каждый и окна в них вкруговую, как на веранде.</text:p>
      <text:p text:style-name="P4">Когда мы в первый раз вышли на пляж, там все обомлели — туда ещё ни разу не показывались статуи греческих богинь, да ещё с такой белоснежной кожей, как у Иры.</text:p>
      <text:p text:style-name="P4">Ещё мы вчетвером ходили искать грибы в лесопосадке у хутора Таранский. На полпути нам встретились пара лошадей, но испугалась только Ира — она их всегда боялась.</text:p>
      <text:p text:style-name="P5">Лесопосадка состояла из длинных коридоров тонкоствольных сосен и с натянутыми поперёк них <text:s/>длинными паутинами; но под хвоей попадались маслята. Мы прочёсывали эти коридоры: туда и обратно.</text:p>
      <text:p text:style-name="P5">Тебе захотелось пить и я попросил Леночку отвести тебя в лагерь — там всего метров триста по широкой тропе, потому что ужасно хотел Иру.</text:p>
      <text:p text:style-name="P5">Ты долго не соглашалась, но, наконец, пошла, а через минуту в конце соснового коридора раздался твой рёв и Леночка объяснила, что ты совсем не слушаешься, хотя лошадей давно нет.</text:p>
      <text:p text:style-name="P5">Вечером был сильный дождь с грозой, но ты не боялась, а наоборот хохотала, потому что я лежал на койке и ты топталась у меня по животу. Кому-то весело, а кому и больно — в три года ты была увесистым ребёнком, но Ира прикрикнула, чтобы терпел своё дитятко. Я ещё немного потерпел, а потом еле-еле тебя уговорил, что хватит уже. Это было хорошее лето.</text:p>
      <text:p text:style-name="P5"/>
      <text:p text:style-name="P5">В день отъезды ты опять сводила счёты с бельевой верёвкой, которой совсем не место от калитки до стойки крыльца.</text:p>
      <text:p text:style-name="P5">Ты взяла швабру и начала стукать её по полувысохшим простыням стирки. Моя мать на тебя закричала и жутко потемнела лицом, но ты уже крепко стояла на ногах, только пришлось отнять у тебя швабру.</text:p>
      <text:p text:style-name="P5"><text:soft-page-break/>Когда мы выходили на трамвай, то Леночка вызвалась повезти тебя до конечной на своём дамской велосипеде с багажником. Все согласились, кроме меня, потому что у меня возникло плохое предчувствие, когда увидел какими взглядами обменялись моя мать и Леночка.</text:p>
      <text:p text:style-name="P6">Они посмотрели не друг на друга, а друг другу подноги, но в их спрятанных взглядах слышался диалог:</text:p>
      <text:p text:style-name="P6">- Да?</text:p>
      <text:p text:style-name="P6">- Сделай это!</text:p>
      <text:p text:style-name="P6">Я не выдумываю и не передёргиваю — этот диалог состоялся до того, как случилось остальное.</text:p>
      <text:p text:style-name="P6">Мы с Ирой тоже вышли за калитку. Я очень торопился и даже ушёл вперёд с сумками. </text:p>
      <text:p text:style-name="P6">Не доходя до поворота, я убедился, что спешу не зря, когда услыхал твой рёв.</text:p>
      <text:p text:style-name="P6">Ты стояла и орала широко раскрыв рот, Леночка держала свой дамский велосипед и пыталась тебя уговорить не плакать, но ты не слушала. Рядом торчал из земли врытый в неё швеллер полуметровой высоты.</text:p>
      <text:p text:style-name="P6">Единственная железяка на всём полукилометре от Декабристов 13 до конечной трамвая номер три.</text:p>
      <text:p text:style-name="P6">Мне всё стало ясно и я очень сдержанно попросил Леночку ехать домой — дальше мы сами.</text:p>
      <text:p text:style-name="P6">Подошедшая Ира начала тебя утешать, но ты проревела всю дорогу из-за такой большой шишки на лбу.</text:p>
      <text:p text:style-name="P6">Мы ехали молча, Ира была чем-то недовольна, а я совершенно опустошён.</text:p>
      <text:p text:style-name="P6">Как жить в мире, <text:s/>где бабушка благославляет свою внучку на убийство второй своей внучки, вот этой прекрасной малявки, что всхлипывает сейчас с прижатым ко лбу медным пятаком, который держит её мама?</text:p>
      <text:p text:style-name="P6">Ира до самого Нежина оставалась недовольной, а я молчал и ничего ей не сказал.</text:p>
      <text:p text:style-name="P6"/>
      <text:p text:style-name="P6">Теперь у Леночки двое своих детей — красивые дочери.</text:p>
      <text:p text:style-name="P6">Вы с ней незнакомые друг другу женщины и никто ничего не помнит. Тем более она. Человек устроен забывать о плохом.</text:p>
      <text:p text:style-name="P6">Моя мать впоследствии стала свидетельницей Иеговы и собрала множество глянцево-радужных журналов для спасённых, или тех, кто хочет спастись.</text:p>
      <text:p text:style-name="P6">И только я во всём виноват, но честное слово, в том лагере отдыха я не выдержал бы Леночку на своём животе — ей было уже девять лет.</text:p>
      <text:p text:style-name="P6"/>
      <text:p text:style-name="P6">Когда я вернулся из отпуска, тротуар перед 50-квартирным оказался перерыт поперечной траншеей для врезки в магистральные коммуникации, но плотники сколотили мостик с перилами для удобства пешеходов.</text:p>
      <text:p text:style-name="P6">Я работал лопатой на дне траншеи, когда увидел Бельтюкова на том мостике, <text:span text:style-name="T2">разодетого в пижонисто-колониальном стиле. Я не хотел привлечь его внимание, но он меня узнал, несмотря на спецовку и каску — поздоровался и представил своей маме, даме в агрессивном декольте. </text:span></text:p>
      <text:p text:style-name="P7">Потом они пошли дальше — он нервничал, а она его плотно опекала и я понял истоки его негодования на матриархат, когда он под инсулином.</text:p>
      <text:p text:style-name="P7">Ещё я подумал, что это не последняя была его отбывка в психбольнице он же ходит там поверху, беззащитный. То ли дело — я, в траншее, в каске, заморятся меня достать гады.</text:p>
      <text:p text:style-name="P7">А в Ромнах я был добровольцем и полученных там университетов мне выше горла хватит.</text:p>
      <text:p text:style-name="P7"/>
      <text:p text:style-name="P7">При сдаче очередного рассказа Жомнир подогрел меня толстой книгой в твёрдой обложке.</text:p>
      <text:p text:style-name="P7">Монография про шизофрению.</text:p>
      <text:p text:style-name="P7">Он её купил, когда его дочь страдала тем же; ещё до замужества.</text:p>
      <text:p text:style-name="P7">Монография значит сборник статей различных авторов, но объединённых одной темой.</text:p>
      <text:p text:style-name="P7">Я проштудировал предложенный от всего сердца фолиант. В конце концов, это не варёная колбаса с добавками.</text:p>
      <text:p text:style-name="P7"><text:soft-page-break/>Авторы рассматривают заглавный предмет с очень и очень разнообразных позиций, соответственно специализации каждого. Кто-то сравнивает биохимический состав крови отъявленных шизофреников <text:span text:style-name="T3">в момент обострения их духовной деятельности с периодами относительного затишья. Увы, уровень аминокислот в лейкоцитах остаётся без изменений.</text:span></text:p>
      <text:p text:style-name="P8">Другой исследователь скрупулёзно меряет всё, что подвернётся с не менее неутешительным результатом.</text:p>
      <text:p text:style-name="P8">Третий просто садится рядом с койкой и записывает дуру гонимую прификсированным фантазёром. Как тот шёл на троллейбус, никого не трогал, и вдруг оказался голым за исключением тряпки на бёдрах, а вокруг куча таких же тощих, палимых солнцем и почти голых, как и он и вдруг из-за песчаного бугра выскочил отряд всадников и начал убивать их, безоружных.</text:p>
      <text:p text:style-name="P8"/>
      <text:p text:style-name="P8">Но в целом полезная монография, потому что авторы, несмотря на поголовную их зарубежность, обладают смелостью настоящих учёных, чтобы развести руками и честно сказать:</text:p>
      <text:p text:style-name="P8">- Ну, х.. её знает, что она такое, шизофрения эта.</text:p>
      <text:p text:style-name="P9"><text:tab/><text:tab/><text:tab/>А подойди-ка с ласкою,</text:p>
      <text:p text:style-name="P9"><text:tab/><text:tab/><text:tab/>Да загляник-ка в глазки ей,</text:p>
      <text:p text:style-name="P8"><text:span text:style-name="T4"><text:tab/><text:tab/><text:tab/>Откроешь клад какого не видал.</text:span>..<text:tab/></text:p>
      <text:p text:style-name="P8">На данном этапе и при используемой <text:span text:style-name="T7">ныне </text:span>методологии, у науки имеется всего лишь только термин — «шизофрения», всё остальное покрыто туманом неопределённости.</text:p>
      <text:p text:style-name="P8">Главный козырный туз, он же лакмусова бумажка, это — голоса. <text:span text:style-name="T6">Их встретишь в любом учебнике по психиатрии.</text:span></text:p>
      <text:p text:style-name="P12">Если тебе слышатся голоса, а вокруг ни души, значит ты — шизофреник.</text:p>
      <text:p text:style-name="P12">Но если эти голоса говорят тебе:</text:p>
      <text:p text:style-name="P12">- Спаси Францию!</text:p>
      <text:p text:style-name="P12">Значит ты — святая, Жанна Д'Арк.</text:p>
      <text:p text:style-name="P12">В той монографии явно не хватало специалиста-теолога. Достаточно вспомнить святую Инес, чьё тело секундально покрылось длинным мехом, который и не позволил насильникам сломать её целомудренность.</text:p>
      <text:p text:style-name="P12"/>
      <text:p text:style-name="P13">Не жизнь, а малина специалисту от науки, где и светилам её не ясно что она такое. Поставить диагноз — проще, чем два пальца об асфальт. <text:span text:style-name="T8">Берём так и не определённый термин и прибавляем к нему прилагательные: шизофрения — какая? круглая... <text:s/>двуствольная... шубовидная... Годится! Как у святой Инес.</text:span></text:p>
      <text:p text:style-name="P14">Тамара на 4-м километре ещё не знала про все мои подвиги. За сожжение плантации конопли вполне могла бы мне впаять «шизофрению аутодафного вида с комплексом Торквемады», в честь того абсолютно нормального инквизитора, что пачками отправлял еретиков на костёр.</text:p>
      <text:p text:style-name="P14"/>
      <text:p text:style-name="P14">Сам термин, как и большинство его научных собратьев, взят из греческого и при исследовании корней обозначает «надтреснутый ум».</text:p>
      <text:p text:style-name="P14">«Надтреснутый ум в виде шубы».</text:p>
      <text:p text:style-name="P14">Ну, и кто из нас шизик?!</text:p>
      <text:p text:style-name="P14"/>
      <text:p text:style-name="P14">Они думают, что если обрядились в белые халаты и козыряют терминологией, в которой <text:s/>сами ни хрена не смыслят, то я им поверю больше, чем ичнянскому колдуну в рубахе цвета хаки, который <text:s/>теревенит про «кватеру»?</text:p>
      <text:p text:style-name="P14">Эскулапики вы мои дорогие! Да я ж из Конотопа. Мой одноклассник Володя Шерудило говорил:</text:p>
      <text:p text:style-name="P14">- Я не могу игнорировать данных квази-псевдоиллюзий, во избежание ультра диффузии моей транскоммуникабельности.</text:p>
      <text:p text:style-name="P14">После 8-го класса он ушёл в «бурсу», она же ПТУ-4, не то сейчас воглавлял бы Академию <text:soft-page-break/>Наук <text:span text:style-name="T9">и сидели б вы у него в приёмной в трепетном ожидании — примет он, или нет, вас, ханориков созоровских?</text:span></text:p>
      <text:p text:style-name="P14"/>
      <text:p text:style-name="P15">Короче, пока никто не знает откуда берётся шизофрения, куда девается и сколько берёт за визит, то идите вы... да не просто идите, а идите вы... Вот именно.</text:p>
      <text:p text:style-name="P15"/>
      <text:p text:style-name="P15">С наступлением осени я уже знал, что это последняя наша осень вместе. Мне никто этого не говорил, но я чувствовал; постоянно.</text:p>
      <text:p text:style-name="P15">Когда я приезжал из Конотопа, мы втроём шли в детсад в узких улочках частного сектора неподалёку. По субботам он не работал и вся игровая площадка доставалась тебе, с этими его теремками, горками.</text:p>
      <text:p text:style-name="P15">Качель на железных прутьях пронзительно вскрикивала — кратко, душераздирающе. Ира стояла в отдалении. Потом ты начинала бегать по жёлтым листьям на площадке от меня к ней и обратно; но даже это нас не сближало.</text:p>
      <text:p text:style-name="P15">Мы возвращались теми же улочками без тротуаров.</text:p>
      <text:p text:style-name="P15">Я держал тебя за руку и не сводил глаз с плавной игры круглых бёдер под лёгким платьем шагающей впереди Иры.</text:p>
      <text:p text:style-name="P15"/>
      <text:p text:style-name="P15">Тоня получила квартиру для своей семьи где-то на улице Шевченко. Гаина Михайловна строила планы сдавать комнату кому-нибудь из военных лётчиков с аэродрома в авиагородке, что по вторникам и пятницам выли в небе своими тренировочными полётами.</text:p>
      <text:p text:style-name="P15">Меня ни в каких планах не было, да и быть не могло — <text:span text:style-name="T10">со мной Леночка; а оставить её ещё и без папы я не мог.</text:span></text:p>
      <text:p text:style-name="P16">Наши размолвки с Ирой стали менее отчаянными, но более частыми. Я чувствовал неуклонно продвижение к концу, когда уже стану совершенно отрезанным ломтём.</text:p>
      <text:p text:style-name="P16">Наверное, это же чувствовал Достоевский, когда его везли на эшафот, а он по знакомым улицам вычислял сколько ещё осталось до казни.</text:p>
      <text:p text:style-name="P16">Разница лишь в том, что я не мог знать сколько осталось до этих слов Иры, но знал, что услышу:</text:p>
      <text:p text:style-name="P16">- Уезжай в свой Конотоп! И чтоб ноги твоей в Нежине не было!</text:p>
      <text:p text:style-name="P16"/>
      <text:p text:style-name="P16">Когда Ира так сказала, то вместе с болью пришло и маленькое облегчение — не стало чего бояться. Свершилось.</text:p>
      <text:p text:style-name="P16"/>
      <text:p text:style-name="P16">Я уехал в Конотоп и начал жить половинчатой жизнью. Работал в нашей бригаде, читал, писал, разговаривал, но половина меня куда-то пропала — отрезалась цель, ради которой я всё это делал раньше.</text:p>
      <text:p text:style-name="P16">Меня немного развеяла командировка в Киев.</text:p>
      <text:p text:style-name="P16">От СМП-615 там оказался я один и не знаю откуда съехались остальные рабочие на реконструкцию какого-то молочного завода.</text:p>
      <text:p text:style-name="P16">Мы жили в пассажирском вагоне загнанном в тупик на его территории. Нам выдали постельное бельё жёлтое от ветхости, но из-за этого же ласково мягкое. Я занимал вторую полку плацкартного купе, чтобы не сворачивать матрас.</text:p>
      <text:p text:style-name="P16">Повсюду звучала одна и та же песня:</text:p>
      <text:p text:style-name="P16"><text:span text:style-name="T4"><text:tab/><text:tab/><text:tab/>Листья жёлтые по городу кружатся..</text:span>.</text:p>
      <text:p text:style-name="P17">Вспоминались листья на площадке безлюдного детсада.</text:p>
      <text:p text:style-name="P17">По выходным я ездил в библиотеку Киевского Университета, в корпусе налево от памятника Тарасу Шевченко. Туда пускают и без диплома, с одним только паспортом.</text:p>
      <text:p text:style-name="P17">В огромном тихом читальном зале с длинными столами, для каждого читателя своя лампа с абажурчиком. Там я читал в оригинале трактат Джона Милля «О свободе».</text:p>
      <text:p text:style-name="P17">Вот где настоящая философия!</text:p>
      <text:p text:style-name="P17">Он показал мне, что существует всего лишь две разновидности людей:</text:p>
      <text:p text:style-name="P17"><text:soft-page-break/>1) законопослушные верноподданные;</text:p>
      <text:p text:style-name="P17">2) эксперименталисты.</text:p>
      <text:p text:style-name="P17">А прочие расы, классы и вероисповедания лишь средство натравливать людей друг на друга.</text:p>
      <text:p text:style-name="P17"/>
      <text:p text:style-name="P17">Потом я нашёл Дом Органной музыки. Наверно прежде в нём был католический костёл; пониже Республиканского Стадиона.</text:p>
      <text:p text:style-name="P17">На концерт я немного опоздал и дверь оказалась запертой, пришлось тарабанить. Мне открыли и я закричал как в ромненском автобусе:</text:p>
      <text:p text:style-name="P17">- У меня билет! У меня билет!</text:p>
      <text:p text:style-name="P17">- Хорошо, но потише можно? Концерт идёт.</text:p>
      <text:p text:style-name="P17">Там зал сразу за входом, без вестибюля.</text:p>
      <text:p text:style-name="P17">- Извините.</text:p>
      <text:p text:style-name="P17">Но он продолжал ещё что-то бубнить.</text:p>
      <text:p text:style-name="P17">- Мне что — по второму разу извиняться?</text:p>
      <text:p text:style-name="P17">И он утих, потому что <text:span text:style-name="T12">под интеллигентским плащом </text:span>на мне <text:span text:style-name="T12">оказался</text:span> синий вельветовый пиджак рабочих и крестьян, а над головой торчала прядь волос, как <text:span text:style-name="T11">вздыбленная пружина. Приглаживать не получалось, даже после душа снова вставала дыбом. Лет через тридцать такие взрывы из волос стали обыденной модой. Так на меня подействовала разлука с Ирой.</text:span></text:p>
      <text:p text:style-name="P18">В первом отделении играли современную атональную симфонию — слушать просто мýка, кромсанье музыки; зато во втором звучал орган — фуги Баха.</text:p>
      <text:p text:style-name="P18"/>
      <text:p text:style-name="P18">Чудо случилось в <text:span text:style-name="T12">январе.</text:span></text:p>
      <text:p text:style-name="P19">Я приехал в Нежин к Жомниру и в автобусе на вокзале увидел Ивана Алексеевича. Он спросил меня что это я не приезжаю.</text:p>
      <text:p text:style-name="P19">Сдерживая в горле ком обиды, я ответил, что Ира запретила мне.</text:p>
      <text:p text:style-name="P19">- Да, ладно тебе — поехали!</text:p>
      <text:p text:style-name="P19">Я всё-таки сошёл на улице Шевченко и позвонил от Жомнира. Ира тоже сказала, да, приезжай.</text:p>
      <text:p text:style-name="P20">Оставшиеся семь остановок до Красных Партизан я ехал спокойным наружно, но весь бушуя внутри.</text:p>
      <text:p text:style-name="P20"/>
      <text:p text:style-name="P20">За месяцы моего отсутствия случилось немало перемен.</text:p>
      <text:p text:style-name="P20">Ира с тобою перешла в бывшую спальню семьи Тони, а тесть и тёща ушли в узкую спальню.</text:p>
      <text:p text:style-name="P20">Гостиная осталась без перемен: Неизвестная всё так же высокомерно смотрела поверх серванта, а сдобная купеческая дочь жеманно рысила от сватающегося майора.</text:p>
      <text:p text:style-name="P20">Зато у вас в спальне появилось новое трюмо уставленное толпой непонятных, но очень нужных косметических баночек. Вплотную к зеркалу трюмо лежало жёлтое широкое кольцо из золота. На мои осторожные расспросы Ира сказала, что трюмо ей купил папа, а кольцо — мамин подарок.</text:p>
      <text:p text:style-name="P20">И мы стали жить дальше.</text:p>
      <text:p text:style-name="P20">Стройка. Нежин. Стройка. Нежин.</text:p>
      <text:p text:style-name="P20">Ира работала воспитательницей в детском саду на Красных партизан, за сто метров от дома.</text:p>
      <text:p text:style-name="P20">В её обязанности входила запись состояния здоровья детей её группы. На трюмо лежала тонкая тетрадка с записями <text:span text:style-name="T13">её почерком с наклоном влево</text:span> по числам месяца.</text:p>
      <text:p text:style-name="P20">Я её не открывал и даже старался на неё не смотреть, чтобы не умирать от ревности. Я понимал, что уже нет смысла в подвигах праведности, что от неизбежного уже не убежать — оно стало случившимся. <text:span text:style-name="T14">Просто некоторые мысли нельзя начинать думать, а если уж начал, то лучше не додумывать до конца...</text:span></text:p>
      <text:p text:style-name="P20"><text:span text:style-name="T14">М</text:span><text:span text:style-name="T13">не было стыдно спрашивать Иру как она жила эти месяцы и что делает между моими приездами, но когда в тетрадке видел запись, что в четверг полгруппы пришли в растёрзанном простудой состоянии, то знал, что в среду Ира была на свидании, и умирал от ревности, но молчал.</text:span></text:p>
      <text:p text:style-name="P28"><text:soft-page-break/>Жизнь стала как пробежка по наезженному лабиринту — сюда не сверни, туда не смотри , про то не думай...</text:p>
      <text:p text:style-name="P28">Затем Ира ввела порядок укладывать тебя рядом с собой на двуспальной кровати, а мне раскладывать кресло-кровать для сна.</text:p>
      <text:p text:style-name="P28">Иногда она приходила ко мне в темноте, иногда — нет, итогда я долго не спал, а всё мучился ревностью и обидой.</text:p>
      <text:p text:style-name="P20"/>
      <text:p text:style-name="P28">В конце февраля в СМП-615 была рабочая суббота, но я твёрдо сказал, что не приду и уехал в Нежин.</text:p>
      <text:p text:style-name="P28">После ужина на кухне я прошёл в спальню, чтоб не мешать всем в гостиной смотреть телевизор, да там и сесть-то уже было негде — твоя тётя Вита уже недели две как приехала погостить из Чернигова.</text:p>
      <text:p text:style-name="P29">Ты тоже пришла в спальню, мы немножко пошумели и Ира пришла разобрать постели. </text:p>
      <text:p text:style-name="P29">Она выключила свет, чтобы ты поскорее заснула, а сама вернулась в гостиную — по телевизору повторяли новогоднюю «Кинопанораму». </text:p>
      <text:p text:style-name="P29">Я остался сидеть в темноте перед новым трюмо. Я не составлял никаких планов, всё шло как-то само собой.</text:p>
      <text:p text:style-name="P29">Услыхав по твоему дыханию, что ты уснула, я подождал ещё минут пять и переложил тебя на кресло-кровать, потом разделся и лёг на супружеское ложе.</text:p>
      <text:p text:style-name="P29">Я долго лежал заложив руки под голову. Машины по Красных партизан ходили всё реже, но не менее шумно и свет их фар бил по тюлевой занавеске окна. Бедная Тоня. Как они тут жили?</text:p>
      <text:p text:style-name="P29">Потом я стал думать про нас с Ирой: как мы до такого дóжили?</text:p>
      <text:p text:style-name="P29">Вот у меня, к примеру, осталась к ней лишь ревность и желание, все остальные чувства стараюсь подавлять, чтобы не стало ещё больнее, а эти подавить не могу. А у неё?</text:p>
      <text:p text:style-name="P29">В институте понятно — вытащила из колоды такого имиджа на зависть всем подругам. Подруги разъехались по направлению, а имидж оказался подмоченным. А тут и мама с колечком. Ты такая молодая. Ещё встретится хороший человек. Желательно лётчик, у них зарплата выше жалких 120 руб.</text:p>
      <text:p text:style-name="P29">И что в итоге? Имеет то, что имеем.</text:p>
      <text:p text:style-name="P21"><text:span text:style-name="T13">Советский Пушкин, камергер-литсотрудник назвал это похотью. Кретин. Похоть это когда уже нет вожделенья. Опять гудит машина, издалека со стороны авиагородка; по сету видно, что по тюли ползает. </text:span><text:span text:style-name="T15">Ползёт как гусеница, аркой подняв спину. И мы нашли способ снимать стресс от прерывания естественного течения акта в его завершающей фазе для контроля за рождаемостью. Типа, как у Артура Кларка космонавты перепрыгивают без скафандров из одного шлюза в другой через открытый космос. Плюс бонус утилизации семени впоследствии для столь полезных коже притираний. Пытливая затейливость любящих любить друг друга переплюнет любую Кама-Сутру, я всегда чувствовал это, хотя и не читал. А надо?</text:span></text:p>
      <text:p text:style-name="P30">Потом из-за двери в гостиную донеслись прощающиеся <text:s/>на ночь голоса.</text:p>
      <text:p text:style-name="P30">Зашла Ира. В свете уличного фонаря по ту сторону тюля и оконной рамы нашла нужный флакончик перед трюмо и снова вышла. Я напрягся.</text:p>
      <text:p text:style-name="P30">Она долго не возвращалась, а когда пришла и закрыла дверь, то склонилась над тобою — проверить крепко ли я сплю. Ты спала сном младенца и дальнейшее тебя не разбудило.</text:p>
      <text:p text:style-name="P30">Ира легла рядом со мной под одеяло, прикоснулась ко мне, резко отпрянула и вскрикнула:</text:p>
      <text:p text:style-name="P30">- Ты?!.. Вон отсюда!</text:p>
      <text:p text:style-name="P30">- Да, тише ты...</text:p>
      <text:p text:style-name="P30">- Папа!</text:p>
      <text:p text:style-name="P30">Она позвала на помощь, чтоб защитили от меня!</text:p>
      <text:p text:style-name="P22"><text:span text:style-name="T13">Я не трогал её, лишь безучастно лежал подперев голову рукой, в позе пляжника, что прикидывает сколько там народу в воде. </text:span><text:span text:style-name="T16">В меня вселилась созерцательность <text:s/>постороннего, потому что мне всё как-то стало всё равно.</text:span></text:p>
      <text:p text:style-name="P31"><text:soft-page-break/>Спокойно и раздельно я произнёс:</text:p>
      <text:p text:style-name="P31">- Ты мне надоела.</text:p>
      <text:p text:style-name="P31">Я сказал это?! Неправда! Не надоела! Это не я! А впрочем — я, и эти слова — часть ритуала. Какого?! Какая разница — мне уже всё это всё равно.</text:p>
      <text:p text:style-name="P31">Всё так же опёршись головой на руку, я протянул ладонь второй и шлёпнул её по мягкой щеке.</text:p>
      <text:p text:style-name="P31">Я?!</text:p>
      <text:p text:style-name="P31">Ударил?!</text:p>
      <text:p text:style-name="P31">Нет, конечно. Это был не удар, а часть ритуала. Она изумлённо притихла рядом, но было поздно. <text:s/>Я откинулся на подушку и подтянул одеяло до подбородка.</text:p>
      <text:p text:style-name="P31">Щёлкнул выключатель, при ярком свете с потолка в дверях столпились её родители и <text:s/>сестра. Она выскочила из постели и присоединилась к группе.</text:p>
      <text:p text:style-name="P23"><text:span text:style-name="T13">Вита начала испускать традиционные <text:s/>крики семейных скандалов. Иван Алексеевич в пижаме стоял опустив голову, <text:s/>я видел как трудно даётся ему решение — а вдруг я голый? перед его княжьим гаремом? </text:span><text:span text:style-name="T17">Но я ничем не мог ему помочь — у меня тут роль созерцателя.</text:span></text:p>
      <text:p text:style-name="P32">Наконец, он сделал решительный шаг; даже два; схватил мою торчавшую из-под одеяла руку и сдёрнул меня на половик. Одеяло осталось на кровати.</text:p>
      <text:p text:style-name="P32">Я ещё немного полежал, пока тёща зачитывала отходную моей беспардонности — валяюсь тут в таком виде перед женщинами.</text:p>
      <text:p text:style-name="P32">Трусы и майка — спортивный вид для стадиона, но не для тёщ.</text:p>
      <text:p text:style-name="P32">Я молча встал и, неожиданно для себя, сделал глубокий поклон, стряхивая несуществующую пыль на волосах ниже колен. Ритуал, есть ритуал.</text:p>
      <text:p text:style-name="P24"><text:span text:style-name="T13"><text:tab/><text:tab/><text:tab/></text:span><text:span text:style-name="T5">Отречёмся от старого мира,</text:span></text:p>
      <text:p text:style-name="P24"><text:span text:style-name="T5"><text:tab/><text:tab/><text:tab/>Отряхнём его прах с наших ног!</text:span><text:span text:style-name="T13">..</text:span></text:p>
      <text:p text:style-name="P32">Я оделся и вышел в прихожую. Тёща вышла следом. Последить, чтобы не залез в холодильник?</text:p>
      <text:p text:style-name="P32">Её сменила притихшая, внимательная Ира. Я отдал ей один рублю, который неделю назад мне одолжила Вита и попросил передать. Она согласно покивала головой. Я достал из портфеля листок бумаги и написал Вите записку с благодарностью за рубль. </text:p>
      <text:p text:style-name="P32">Графомана и могила не исправит.</text:p>
      <text:p text:style-name="P24"/>
      <text:p text:style-name="P32">Ночь оказалась тихой и безветренной. Я провёл её стоя на ближайшей автобусной остановке, как когда-то перед запертой на перерыв кассой в одесском аэропорту...</text:p>
      <text:p text:style-name="P24"><text:span text:style-name="T13"><text:tab/><text:tab/><text:tab/></text:span><text:span text:style-name="T5">Дождь и солнце вместе не живут,</text:span></text:p>
      <text:p text:style-name="P10"><text:tab/><text:tab/><text:tab/>Разве что на несколько минут,</text:p>
      <text:p text:style-name="P10"><text:tab/><text:tab/><text:tab/>Кратких и прекрасных,</text:p>
      <text:p text:style-name="P10"><text:tab/><text:tab/><text:tab/>Когда в безумной ласке</text:p>
      <text:p text:style-name="P10"><text:tab/><text:tab/><text:tab/>Два самых-самых разных</text:p>
      <text:p text:style-name="P24"><text:span text:style-name="T5"><text:tab/><text:tab/><text:tab/>От счастья слёзы льют.</text:span><text:span text:style-name="T13">..</text:span></text:p>
      <text:p text:style-name="P33">За всё ночь мимо остановки проехали три автомашины, одна из них «волга». </text:p>
      <text:p text:style-name="P33">Мне было всё равно. Онемение чувств.</text:p>
      <text:p text:style-name="P33">В одноэтажном доме напротив дважды загорался и гас свет; должно быть пожилой человек ходил в туалет.</text:p>
      <text:p text:style-name="P33">В редеющей на рассвете темноте от авиагородка показался автобус и отвёз меня на вокзал.</text:p>
      <text:p text:style-name="P33">В половине восьмого я сошёл с электрички в Конотопе.</text:p>
      <text:p text:style-name="P33">Не знаю где я провёл около часа, потому что когда я пришёл на 50-квартирный, рабочая суббота шла полным ходом.</text:p>
      <text:p text:style-name="P33">Бульдозер во дворе окутывался сизым дымом и зарывался в гору грунта перед собой. Гриня и Лида были уже в рабочем.</text:p>
      <text:p text:style-name="P33">- Ты не поехал в Нежин?- спросила Лида.</text:p>
      <text:p text:style-name="P33">- Нет.</text:p>
      <text:p text:style-name="P25"><text:span text:style-name="T13">Я достал из портфеля листок в клеточку с объяснением в профком на что потрачены 3 руб. </text:span><text:soft-page-break/><text:span text:style-name="T13">при посещении больного.</text:span></text:p>
      <text:p text:style-name="P33">Моей очередной общественной должностью было посещение в больницах работников СМП-615 и вручение им передачи от профсоюзного комитета. Ходил я всегда один, но под бумагой на сумму в 3 руб. требовались три подписи — деньги немалые.</text:p>
      <text:p text:style-name="P33">Я положил листок на боковину одного из 1,5-метровых бетонных колец рядом с подъездом и они расписались.</text:p>
      <text:p text:style-name="P33">- Ну, чё?- спросил Гриня.- Переодеваешься?</text:p>
      <text:p text:style-name="P33">Я всегда был против рабочих суббот, но что ещё оставалось делать?</text:p>
      <text:p text:style-name="P33">Переодевшись в вагончике, я взял лопату и пошёл, вместо Веры Шараповой, чистить кузов самосвала, что привёз раствор. Она давно подметила, что так я лечусь от ревности.</text:p>
      <text:p text:style-name="P25"/>
      <text:p text:style-name="P25"><text:span text:style-name="T13">Вечером, на Декабристов 13, я лежал в узком кресле-кровати навзничь в постойке «</text:span><text:span text:style-name="T18">смирно», только расслабленной. Долго лежать в одной позе — трудно, хочется перевернуться. Но я не позволял себе лишнего, потому что надо стать как можно неприметнее, а движение выдаёт.</text:span></text:p>
      <text:p text:style-name="P34">Я стал дном безграничного и безмерно пустого мира. На дне нужно быть обтекаемым, чтобы ничто не цеплялось, и катилось мимо и — дальше. Но до чего же она бескрайняя эта пустота!</text:p>
      <text:p text:style-name="P26"/>
      <text:p text:style-name="P34">Нет более страшного проклятия, чем «чтоб тебе пусто было!»; <text:s/>цель любых утрат и потерь в том, чтоб заставить тебя ощутить пустоту — чтобы тебе было пусто.</text:p>
      <text:p text:style-name="P26"/>
      <text:p text:style-name="P35">Любовь приходит как защитная реакция на пустопорожнее повторение витков жизни возвращающихся на круги своя, где что было, то и будет и в той же самой пустоте.</text:p>
      <text:p text:style-name="P36">Любовь — добровольное рабство и ревностное служение предмету любви: двуногому млекопитающему, или коллекции марок, или ...неважно, кому как повезёт...</text:p>
      <text:p text:style-name="P36">Она избавляет от жути видеть эту пустоту, снимает проблему её заполнения, дарит смысл суете сует. Ведь с нами тот, кто всё за нас решит! Я всего лишь исполняю приказы!</text:p>
      <text:p text:style-name="P36">Она — песок, в который пугливо прячутся страусиные головы.</text:p>
      <text:p text:style-name="P27"/>
      <text:p text:style-name="P36">Будь ты проклята, любовь! Как же без тебя пусто!</text:p>
      <text:p text:style-name="P34"/>
      <text:p text:style-name="P26"/>
      <text:p text:style-name="P37">Выжить в пустоте задача не из лёгких.</text:p>
      <text:p text:style-name="P37">Конечно, выбор всегда есть. Зачем выживать, если можно укромно прекратить мучения?</text:p>
      <text:p text:style-name="P37">Однако, с мыслью о самоубийстве я в жизни не игрался даже гипотетически. Не та программа.</text:p>
      <text:p text:style-name="P37">Ну, а раз выбора нет — вынужден решать задачу. Решение тоже одно — систематичность. Ничем иным пустоту не одолеть.</text:p>
      <text:p text:style-name="P37">Систематически глушить водку, или систематически бегать трусцой — не так уж и важно, главное — повторение определённого цикла.</text:p>
      <text:p text:style-name="P37">И тут у меня уже имелись определённые наработки, способные послужить опорой барахтанью в пустоте.</text:p>
      <text:p text:style-name="P37">Пятидневная рабочая неделя — раз.</text:p>
      <text:p text:style-name="P37">Участие в общественной жизни СМП-615 — два.</text:p>
      <text:p text:style-name="P37">Посещения Нежина для интеллектуального общения с Жомниром с периодичностью в два-три месяца.</text:p>
      <text:p text:style-name="P37">Любой системе, чтобы она работала,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.</text:p>
      <text:p text:style-name="P37">По четвергам я ходил в баню с двумя заходами в парную. Веники и мыло продавались в кассе на первом этаже; <text:span text:style-name="T19">получив еженедельное удовольствие я оставлял их на крытых серым мрамором столах в помывочном зале, унося с собой лишь сетку с грязным бельём.</text:span></text:p>
      <text:p text:style-name="P38">Следуя после бани к месту жительства, я выпивал две бутылки пива «Жигулёвское» и <text:soft-page-break/>покупал в <text:s/>киоске на Миру газету «Morning Star» для чтения со словарём до следующего четверга.</text:p>
      <text:p text:style-name="P38">По понедельникам у меня была стирка в тазу на дворовой лавочке; зимой она проводилась в пристроенной к сараю летней комнате. <text:s/>День глажки зависел от погодных условий вокруг бельевой верёвки, которая была натянута <text:s/>уже от крыльца к сараю, а не к калитке. Лучше поздно, чем никогда.</text:p>
      <text:p text:style-name="P38">Выходные заполнять труднее, но раз в месяц в кинотеатре «Мир» показывали очередной боевик Бельмондо, или комедию Жана Ришара.</text:p>
      <text:p text:style-name="P39">Летние воскресенья вообще проблем не представляли, я проводил их на Сейму, лёжа на розовом одеяльце с красными кругами для укутывания младенцев, оно же подкладка при глажке, что осталось после одного из твоих гостеваний на Декабристов 13.</text:p>
      <text:p text:style-name="P39">Коротковато — ноги остаются на песке, но какая разница?</text:p>
      <text:p text:style-name="P39">Трижды за день я выплывал за буйки, где кончаются визжащие купающиеся, ложился на спину раскинув руки и произносил самодельную ритуальную фразу:</text:p>
      <text:p text:style-name="P39">- O, water, run into each corner of mine! We be of one blood, thou and me!</text:p>
      <text:p text:style-name="P39">Для составления этой фразы мне пришлось привлечь в соавторы Фицджеральда и Киплинга, но они и не противились.</text:p>
      <text:p text:style-name="P39">Затем я плыл обратно к визгам и брызгам, выходил на берег и переворачивался под солнцем на покрывальце вперемешку с чтением <text:span text:style-name="T19">«Morning Star» </text:span>без словаря — просто подчёркивал слова, которые надо будет выписать потом в тетрадку.</text:p>
      <text:p text:style-name="P39">Обедать я ходил на Хутор Таранский в его магазин — обычную хату под соломенной крышей, но с толстой поперечной полосой поперёк двери и висячим замком. <text:span text:style-name="T20">Завмаг, кряжистая баба, которая гордилась тем, что побывала даже и на Сахалине, открывала его всего на час. </text:span></text:p>
      <text:p text:style-name="P40">Когда она с грохотом снимала замок и полосу, за дверью открывалась комната с парой пыльных окон, с тремя прилавками вкруговую и широкими полками вдоль стен.</text:p>
      <text:p text:style-name="P40">Я систематически покупал одну банку консервов, пачку печенья и бутылку лимонада. Вскрыв обед одóлженной у продавщицы открывалкой, я выносил его на совершенно пустую улицу из четырёх хат и глубоченного песка прожаренного солнцем, чтобы съесть под деревом на толстой, но надтреснутой доске могучей лавки посеревшей от многих лет круговорота времён года.</text:p>
      <text:p text:style-name="P40">Ассортимент на полках магазина не менялся. <text:s/>Покупая «Завтрак туриста», я видел, <text:span text:style-name="T21">что в следующее воскресенье у меня на обед «Килька в томатном соусе», а ещё через неделю «Икра кабачковая».</text:span></text:p>
      <text:p text:style-name="P41">Банка с наклейкой «Аджика» вселяла неясные опасения, но до неё ещё целый месяц. Может скомбинировать с маленькой баночкой вишнёвого варенья со следующей полки? Будет комплексный обед.</text:p>
      <text:p text:style-name="P41">Алюминиевую ложку я протирал обёрткой от печенья и прятал с обратной стороны хаты под соломенную стреху над глухой стеной; как кулацкий обрез.</text:p>
      <text:p text:style-name="P41">Такая Dolche Vita не снилась и Марчелло Мастрояни.</text:p>
      <text:p text:style-name="P41"/>
      <text:p text:style-name="P41">Как раз в той хате я купил куколку на твой день рожденья. На полках их было всего две — девочка и обезьянка. В резину каждой вделана пищалка — издавать звуки когда надавят.</text:p>
      <text:p text:style-name="P41">Два мотоциклиста в плавках, что умудрились одолеть глубокий песок дороги, советовали мне купить обезьянку, но я взял девочку, как и собирался; в разноцветном, тоже резиновом платье до колен.</text:p>
      <text:p text:style-name="P41">Подарок можно было бы купить из Универмага в Конотопе, но там все игрушки из пластмассы. К тому же я хотел подарить что-то из этой зачарованной хаты с прохладной тенью посреди летнего зноя.</text:p>
      <text:p text:style-name="P41"/>
      <text:p text:style-name="P42">Хотя не знаю, спасла ли бы меня какая угодно система без приложения к ней нашей бригады.</text:p>
      <text:p text:style-name="P42">Не то, чтобы в ней друг друга окружали заботливым вниманием, лаской и моральной <text:soft-page-break/>поддержкой. Держи карман!</text:p>
      <text:p text:style-name="P42">В бригаде любят проехаться и погыгыкать на твой счёт. И там у каждого своих забот хватает, у всех семья, дети. За исключением рыжего Петра Кирпы, он же Кирпонос, но и его впоследствии окрутила Рая из бригады штукатурш.</text:p>
      <text:p text:style-name="P42">И всё-таки с 8 утра до 5 дня, при всех индивидуальных проблемах и заботах, наша бригада была семьёй.</text:p>
      <text:p text:style-name="P42">При всей забористости шуток в чей угодно адрес, тебе тут не подсунут под нос тлеющую вату и тут можно не опасаться никаких членовредительных хаханек.</text:p>
      <text:p text:style-name="P42"/>
      <text:p text:style-name="P42">Матерятся ли каменщики при каменщицах?</text:p>
      <text:p text:style-name="P42">И да, и нет.</text:p>
      <text:p text:style-name="P42">Я ни разу не слыхал мата обращённого к кому-либо из женщин нашей бригады. Нет.</text:p>
      <text:p text:style-name="P42">Но когда крановщик ставит тебе на ногу поддон кирпича, ты сообщаешь ему об этом без оглядки кто вокруг и очень громко.</text:p>
      <text:p text:style-name="P42"/>
      <text:p text:style-name="P42">Матерятся ли женщины?</text:p>
      <text:p text:style-name="P42">И да, и нет.</text:p>
      <text:p text:style-name="P42">В травмоопасные моменты они орут «ой, мамоньки!», или просто визжат.</text:p>
      <text:p text:style-name="P42">А в промежутке между загрузкой раствора по ящикам и заводкой стальных, поперекрученных <text:s/>на хрен тросов строп под поддоны с кирпичом, Катерина могла запросто поделиться фольклёром:</text:p>
      <text:p text:style-name="P42"><text:tab/><text:tab/><text:tab/><text:span text:style-name="T24">Эх, ёб вашу мать, с вашими делами!</text:span></text:p>
      <text:p text:style-name="P11"><text:span text:style-name="T23"><text:tab/><text:tab/><text:tab/>Не хотите отдать дочь, так еб</text:span><text:span text:style-name="T22">и́</text:span><text:span text:style-name="T23">те сами</text:span>!</text:p>
      <text:p text:style-name="P43">Признаюсь, что проигрывание этой частушки в извилинах головного мозга иногда служило мне хорошим болеутоляющим.</text:p>
      <text:p text:style-name="P43">Но, в конце концов, разве на одном мате свет клином сходится?</text:p>
      <text:p text:style-name="P43"/>
      <text:p text:style-name="P43">Любовь Андреевна однажды пожаловалась <text:span text:style-name="T30">случайно заехавшему</text:span> на объект главному инженеру на обидные слова бригадира Хижняка, которыми тот определял всех женщин без разбору:</text:p>
      <text:p text:style-name="P43">- Засланки навыворот!</text:p>
      <text:p text:style-name="P43">До сих пор не улавливаю смысла этих слов, а вот её <text:span text:style-name="T30">почему-то </text:span>задело.</text:p>
      <text:p text:style-name="P43">Наверное потому, что она была самая красивая женщина в бригаде, только иногда грустная. Трудно женщине, когда знает, что красива, а что с красотой этой делать неизвестно и наблюдай как она уходит ни за что, ни про что.</text:p>
      <text:p text:style-name="P43">Муж на пять лет моложе её и до женитьбы ходил с ножом за голенищем, а она из него сделала примерного семьянина и безопасного члена общества.</text:p>
      <text:p text:style-name="P43">Но всё равно грустит, особенно зимой в морозы, когда раствор в ящиках при подъёме на линию берётся сантиметровой коркой.</text:p>
      <text:p text:style-name="P43">- Ой, мама! Как же у меня рученьки помёрзли!</text:p>
      <text:p text:style-name="P43">А этот паразит Серёга с другого конца захватки, сразу:</text:p>
      <text:p text:style-name="P43">- Ото тебе ещё мало! Мама-папа сколько раз говорили «учись, доченька! бухгалтершей станешь!» Так нет! «я лопату люблю!» Вот и люби теперь до посинения!</text:p>
      <text:p text:style-name="P43">- Паразит!</text:p>
      <text:p text:style-name="P43"/>
      <text:p text:style-name="P43">Анна Андреевна не такая красивая, но добрая. Особенно после обеда.</text:p>
      <text:p text:style-name="P43">Почти вся бригада на Семи Ветрах живёт и обедать домой ходят. <text:s/>Вот она в обед дома клюкнет и возвращается размякшей и подобревшей.</text:p>
      <text:p text:style-name="P44">Единственный недостаток её в том, что охотится на мою кирочку. Стоит мне утратить бдительность, она мою кирочку — хвать! — и в стену заложит, раствором заровняет.</text:p>
      <text:p text:style-name="P44">Большинство каменщиков рубят кирпич кельмами, а мне, видите ли, кирочку подавай. Наверное, из-за созвучия имён...</text:p>
      <text:p text:style-name="P44"><text:soft-page-break/></text:p>
      <text:p text:style-name="P44">Мужья Лиды и Виты тоже в СМП-615 работают, слесарят под началом главного механика. </text:p>
      <text:p text:style-name="P44">Выпивают, конечно, а мне на утро целый час в вагончике выслушивать выговоры тем падлам, которых тут и близко нет. Хотя выговоры от Лиды слушать можно — она их словно песню поёт, ну, а Вита подпевает.</text:p>
      <text:p text:style-name="P44">Сама Вита красноречием не блещет. Мы когда на 110-квартирном уже под крышу стены выводили, она на линии рядом со мной была и, когда я через стену прыгнул, успела вслед сказать:</text:p>
      <text:p text:style-name="P44">- Сергей! Ты куда?</text:p>
      <text:p text:style-name="P44">Та часть стены, что я клал, осталась не затёртой и не расшитой, вот я и соскочил на бетонный козырёк над балконом пятого этажа. Но она-то козырька не видела! У неё на глазах человек сигает с крыши пятиэтажки и всё, на что она способна, так это:</text:p>
      <text:p text:style-name="P44">- Сергей! Ты куда?</text:p>
      <text:p text:style-name="P44">Вот вам женская логика и знание физики — вниз! Куда ж ещё?</text:p>
      <text:p text:style-name="P44"/>
      <text:p text:style-name="P44">Бригада у нас молодая, самому старшему, Григорию Григорьевичу, сорок лет. Он так прямо и говорит:</text:p>
      <text:p text:style-name="P44">- Мы ещё молодые.</text:p>
      <text:p text:style-name="P44">У него исключительный педагогический дар, если заметит, что его сын девятиклассник в трамвае, или на улице засмотрелся на женщину при всех делах, сразу мовит момент:</text:p>
      <text:p text:style-name="P44">- Хочешь, чтоб у тебя такая же была? Учись, зараза!</text:p>
      <text:p text:style-name="P44">Лицо у него круглое, наполеоновское из-за редкой пряди на лбу. Сам такой крепкий, солидный. Сколько раз я пытался обогнать его в кладке — бесполезно. Он уже кончит, а мне ещё с десяток кирпичей надо положить.</text:p>
      <text:p text:style-name="P45">И рассудительный. <text:span text:style-name="T25">Единственный случай, что подвела его <text:s/>рассудительность, это когда с обеда вернулся с двустволкой.</text:span></text:p>
      <text:p text:style-name="P46">Мы же строим в чистом поле — «строительный угодья». А тут молодой мастер Середа с базы заехал. Григорий Григорьевич и ему дал подержать. А потом они заспорили — попадёт Середа из ружья в шапку Григория Григорьевича, или нет?</text:p>
      <text:p text:style-name="P46">Ну, вышли за торцевую стену недостроенного здания, вокруг белым-бело, только лесополоса среди снегов чернеет.</text:p>
      <text:p text:style-name="P46">Он шапку высоко так подкинул, а Середа чуть выждал и пульнул.</text:p>
      <text:p text:style-name="P46">Шапка дёрнулась и — в снег.</text:p>
      <text:p text:style-name="P46">Григорий Григорьевич её поднял, а в донышке дырка — два пальца пролазят. Картечь крупной оказалась. А шапка хорошая была, из меха нутрии.</text:p>
      <text:p text:style-name="P46">Просто он не учёл, что Середа из Закарпатья, а там бандеровцев хоть уже и нет, но огнестрельное оружие сохранилось; отсюда и навыки.</text:p>
      <text:p text:style-name="P46"/>
      <text:p text:style-name="P46">А Вера Шарапова не грустит. Всё время песни поёт, смеётся. Разговорчивая со всеми.</text:p>
      <text:p text:style-name="P46">И она тоже самая красивая, но только на работе, пока на ней телогрейка и штаны спецовочные. А как переоденется, чтобы ехать электричкой в свою Куколку. Красота куда-то девается.</text:p>
      <text:p text:style-name="P46">Не знаю почему мне грустно стало, когда она про свою свадьбу рассказывала и все смеялись вместе с ней:</text:p>
      <text:p text:style-name="P46">- Дети — плачут! Петя — играет!</text:p>
      <text:p text:style-name="P46">Петя — это тот горбатый мужик, что её с двумя детьми взял. Он тоже в Конотоп на работу ездит и умеет на гармошке играть. Шумная получилась свадьба.</text:p>
      <text:p text:style-name="P46">Вера Шарапова подметила, что когда кто-то при мне на головную боль жалуется, я достаю из штанов носовой платок и перескладываю его наизнанку. <text:span text:style-name="T26">Иногда она толкает локтем Катерину, мол, смотри чудеса дрессировки; прикладывает руку ко лбу и делает страдальческое лицо:</text:span></text:p>
      <text:p text:style-name="P46">- <text:span text:style-name="T26">Ой, как же ж голова болит!</text:span></text:p>
      <text:p text:style-name="P47"><text:soft-page-break/>Я, конечно, вижу всю эту комедию, но процедуру исполняю, а когда Катерина и себе начинает хвататься, то говорю, что приём окончен — средство обслуживает лишь одного пациента в день. Про Гарри Поттера тогда ещё не знали.</text:p>
      <text:p text:style-name="P47"/>
      <text:p text:style-name="P47">Пётр Лысун не всегда был каменщиком. Он служил в охране перевозок золота по железной дороге. Есть специальные вооружённые охранники, что сопровождают сейфы ы багажных вагонах.</text:p>
      <text:p text:style-name="P47">Ехать приходится далеко, иногда неделями. Пол вагона качается, колёсные пары на стыках гахкают и мысли всякие крутятся и крутятся. Вот как, к примеру, можно взять это золото?</text:p>
      <text:p text:style-name="P47">День крутятся, два — иногда неделями. Но безответно крутятся — неразрешимая задача.</text:p>
      <text:p text:style-name="P47">На лица со-охранников посмотрит — тоже задумчивые. А о чём? И начинает закрадываться страх: вдруг кто-то додумался до ответа? Составил план, нашёл подельников и на одном из перегонов положит всех одной обоймой и с золотом уйдёт.</text:p>
      <text:p text:style-name="P47">Устал Пётр от ожидания и ушёл в каменщики.</text:p>
      <text:p text:style-name="P47"/>
      <text:p text:style-name="P47">Щуплый низкорослый Гриня мне почему-то напоминал Гудериана, которого я в жизни не видел. Мелькало в нём что-то такое генштабовское, причём из вермахта.</text:p>
      <text:p text:style-name="P47">По выходным он отдыхал от блиц-кригов и на пару с Григорием Григорьевичем ездил на рыбалку. Повсеместно, куда доходят электрички и дизель-поезда. На удочку, или мормышку, смотря по сезону.</text:p>
      <text:p text:style-name="P47">Меня подкупила его вера в мои врачебные данные. Как-то остановил меня на лестничном марше уходящем в небо:</text:p>
      <text:p text:style-name="P47">- Серёга, помоги!</text:p>
      <text:p text:style-name="P47">И, задрав губу показал беловатый прыщик на десне. Потом отстегнул безопасную булавку <text:span text:style-name="T27">с внутреннего кармана телогрейки, где в рабочее время он наручные часы держит, и протянул мне:</text:span></text:p>
      <text:p text:style-name="P47">- <text:span text:style-name="T27">Проколи, а то болит.</text:span></text:p>
      <text:p text:style-name="P48">Я начал объяснять, что так нельзя — мы ж тут в пыли, в грязи, без антисептиков; нужна дезинфекция.</text:p>
      <text:p text:style-name="P48">- А где я тебе тут дезинфекцию возьму?</text:p>
      <text:p text:style-name="P48">В кино показывали, что над огнём обеззараживают.</text:p>
      <text:p text:style-name="P48">Он подержал кончик булавки над зажжённой спичкой. Результат меня не утешил — остриё покрылось чёрной копотью. </text:p>
      <text:p text:style-name="P48">Гриня критически осмотрел булавку, отёр её о рукав телогрейки в многомесячной кирпичной и прочей пыли и протянул мне:</text:p>
      <text:p text:style-name="P48">- На! Коли!</text:p>
      <text:p text:style-name="P48">А куда денешься? Человек столько усилий затратил на дезинфекцию.</text:p>
      <text:p text:style-name="P48"/>
      <text:p text:style-name="P48">Микола Хижняк явился в Конотоп как тёмноволосые и кудрявые герои французских романов, что приезжают в Париж с парой су в кармане и честолюбивыми планами покорить столицу.</text:p>
      <text:p text:style-name="P48">Правда, у него была троячка и, вместо шляпы с пером, кепка, которая не спасала в тридцатиградусный мороз той ночи.</text:p>
      <text:p text:style-name="P48">Он не стал капитаном мушкетёров, но он единственный известный мне каменщик шестого разряда.</text:p>
      <text:p text:style-name="P48">У него есть квартира и мотоцикл «Урал» без коляски, и жена Катерина, которую, если ночью не спится, можно притянуть за уши.</text:p>
      <text:p text:style-name="P48">Ещё Микола Хижняк восполняет знания недополученные в вузе.</text:p>
      <text:p text:style-name="P48">При обучении на англофаке НГПИ, я так и не смог себя заставить прочесть ни одного произведения Томаса Харди, хотя он был в экзаменационных билетах по зарубежке. Какая-то у меня с ним несовместимость. Может из-за фамилии. Вот знаю, что надо, а не могу.</text:p>
      <text:p text:style-name="P48">Как-то на плитах перекрытия Микола начал рассказывать мне длинную запутанную историю. Я сперва подумал, что сериал и лишь в самом конце, когда её настигла погоня, но она <text:soft-page-break/>непробудно спала от усталости и он сказал пусть ещё поспит пока не знает, что поймали, я понял, что это так и не прочитанная мной — «Тэсс из рода Д'Эбервилей», <text:span text:style-name="T28">хотя по ходу Хижняк вплёл туда ещё какой-то билет на самолёт</text:span>.</text:p>
      <text:p text:style-name="P48"/>
      <text:p text:style-name="P49">Но официально самой красивой в бригаде считалась строповщица Катерина, ей Вера Шарапова это прямо так в глаза и говорила, хотя она и сама это знала, тем более, что жена бригадира, и пусть они и не расписаны, зато у них уже сын семиклассник от её первого брака.</text:p>
      <text:p text:style-name="P49">На голове Катерины косынка из полупрозрачного газа поверх жёлтых кудряшек, а на шее ожерелье из красных бусин. Под цвет помады на губах.</text:p>
      <text:p text:style-name="P49">Где-то в штабелях бетонных плит перекрытия, недалеко от растворной площадки, она держит треугольный осколок толстого зеркала, чтобы смотреться в свободное от работы время.</text:p>
      <text:p text:style-name="P49">Про себя она думает, что красива, как Анфиса из сериала «Угрюм-река», особенно когда та явилась видением, чтобы Громов со скалы метнулся. Во всяком случае именно анфисиным жестом она зазывала меня на битый кирпич на земле, когда я клал угол четвёртого этажа, наутро после той серии:</text:p>
      <text:p text:style-name="P49">- Иди, П<text:span text:style-name="T29">ро</text:span>шенька! Иди сюда!</text:p>
      <text:p text:style-name="P50">А может просто хотела проверить хватит ли у меня дури. Ведь ясно же, что того — даже от <text:span text:style-name="T30">живой </text:span>порн<text:span text:style-name="T30">ухи</text:span> отвернулся.</text:p>
      <text:p text:style-name="P50">Когда две парочки захотели заняться сексом на лоне природы и вышли загород из Семи Ветров, то зашли за полосу кустарника вдоль шоссе. В пылу желанья они не учли наш объект, и нашу бригаду, где все отложили инструменты и обменивались комментариями по ходу акта, как <text:span text:style-name="T30">римляне на трибунах Колизея, когда он ещё не требовал капитального ремонта</text:span>. </text:p>
      <text:p text:style-name="P54">В эпоху застоя ещё не знали тотализатора, чтоб делать ставки какая из пар финиширует первой.</text:p>
      <text:p text:style-name="P54">Как всё относительно в этом мире! Приходишь первым, а Анна Андреевна, унасестившись на держаке лопаты брошенном поперёк железного ящика с раствором, говорит:</text:p>
      <text:p text:style-name="P54">- Тю! Ото и всё?</text:p>
      <text:p text:style-name="P53">Только один отвернулся, сел за поддон и смотрел в обратном направлении, <text:span text:style-name="T30">на</text:span> <text:span text:style-name="T30">дальнюю </text:span>групп<text:span text:style-name="T30">у</text:span> <text:s text:c="2"/>берёз посреди строительных угодий, <text:s/><text:span text:style-name="T30">высоких как деревья</text:span> <text:s/>в африканской саванне. Нормальные так не поступают.</text:p>
      <text:p text:style-name="P50"/>
      <text:p text:style-name="P50">Пётр Кирпа до женитьбы жил вдвоём с матерью и зимой <text:span text:style-name="T30">регулярно</text:span> хвалился, что поутру выходит в коридор, ломает кружкой лёд в ведре и пьёт холодную воду — аж в зубы заходит.</text:p>
      <text:p text:style-name="P50">В нашей бригаде он нравился мне меньше всех, но именно он помог мне доказать всем и, в первую очередь себе, что я настоящий каменщик.</text:p>
      <text:p text:style-name="P51">Это случилось намного позднее, когда в бригаду влилась свежая кровь из двух девушек окончивших ПТУ где-то на Западной Украине и десантника Вовки.</text:p>
      <text:p text:style-name="P51">Мы подняли половину второго этажа механического корпуса напротив столовой локомотивных бригад. При высоте стены свыше полутора метров кладка ведётся со столов-риштовок. Между мной и Кирпой было два таких стола, значит метров пятнадцать.</text:p>
      <text:p text:style-name="P51">Он захотел покрасоваться перед парой девушек в свежих ещё телогрейках, которые смешно выговаривают «йой!» вот и крикнул:</text:p>
      <text:p text:style-name="P51">- Держи, Серёга!</text:p>
      <text:p text:style-name="P51">И метнул в мою сторону кирочку поверх разделяющих нас поддонов и ящиков. Та летела, как томагавк, крутясь рукоятью.</text:p>
      <text:p text:style-name="P51">Я ничего не рассчитывал и не прикидывал. Я просто сделал шаг навстречу и поднял правую руку. Едва рукоять коснулась ладони, мне оставалось лишь сжать пальцы. Всё получилось само собой.</text:p>
      <text:p text:style-name="P51">Увидев, что я не нырнул за кирпичи уклоняясь от кирочки, а стою и держу её в гордо поднятой руке, Кирпа сменил пластинку и сказал притихшим вдруг девушкам:</text:p>
      <text:p text:style-name="P51">- Вот такие каменщики у нас в бригаде!</text:p>
      <text:p text:style-name="P51"><text:soft-page-break/>Так что мне есть чем гордиться в своей жизни.</text:p>
      <text:p text:style-name="P51"/>
      <text:p text:style-name="P54">Кроме куколки с пищиком я собрал тебе целый подарочный набор ко дню рождения.</text:p>
      <text:p text:style-name="P54">Такие чёрные пластмассовые фиговинки, которые электрики вставляют в распределительные коробки. Они походили на черепашек-ниндзя, хотя до создания этого мультика оставалось ещё лет двадцать с гаком. <text:span text:style-name="T31">Сразу же видно, что похожи на черепашек, а что они ниндзи я тогда ещё не знал. Кроме этих ещё белые керамические шашечки. Всё по две штуки.</text:span></text:p>
      <text:p text:style-name="P56">Это, типа, солдат на передовой собирает подарок из латунных стреляных гильз.</text:p>
      <text:p text:style-name="P56">Впрочем, наша бригада и была на передовой обжитого мира. Подарки с края ойкумены.</text:p>
      <text:p text:style-name="P56">Но из Универмага я тоже прикупил пару пупсиков; они не пищали: потому что пластмассовые, но вносили разнообразие. В конце концов, не война же.</text:p>
      <text:p text:style-name="P56"/>
      <text:p text:style-name="P56">Для меня важно было попасть в Нежин в неурочное время, когда никто не ожидает, чтобы не испортили праздника. Электричку из Конотопа, да ещё в день твоего рождения, как пить дать, превентивно встретят чёрно-белой шахматкой, тернýтся плечом и — готово. Лучше зайти с тыла и когда не ждут.</text:p>
      <text:p text:style-name="P56">Для этой цели идеально подходил автобус Харьков-Чернигов, но через Конотоп он проходит в пол-шестого, поэтому, чтобы не проспать, я в ту ночь вообще не ложился.</text:p>
      <text:p text:style-name="P56">Гулял по Конотопу; туда-сюда. Когда проходил вдоль бетонной стены мясокомбината, у них там по верхней галерее скот на убой гнали. Какими человеческими голосами они там вопят! Хуже, чем в «Западном коридоре». Ведь всё понимают.</text:p>
      <text:p text:style-name="P56">Около полуночи я оказался на Кандыбино и решил искупаться. Снял с себя всё? А кто видит? Тёмные кусты смородины, или звёзды с луной? Так они и не такого насмотрелись.</text:p>
      <text:p text:style-name="P56">И зашёл в воду.</text:p>
      <text:p text:style-name="P56">А воздух вокруг аж дрожит от лягушиных стонов.</text:p>
      <text:p text:style-name="P56">Одна штукатурша, пожилая уже, но с длинными тугими косами, рассказывала, что когда она в селе хотела покончить с собой, такая же ночь была и всё вокруг <text:span text:style-name="T32">шумело-гудело:</text:span></text:p>
      <text:p text:style-name="P56">- <text:span text:style-name="T32">Иди! Иди! Вот он пруд! Иди же!</text:span></text:p>
      <text:p text:style-name="P57">Но у меня голосов не было, одни только лягушки.</text:p>
      <text:p text:style-name="P57">А потом я поплыл навстречу луне. Она как раз над рыбными озёрами всходила и не успела ещё уменьшится. Огромная полная луна.</text:p>
      <text:p text:style-name="P57">Я плыл «по-морскому», беззвучно, но всё равно гнал перед собой волны. Такие ровные-ровные, как те линии нарисованные на платочке с парусником. Только они там синие на белом фоне, а тут серебристые на чёрной тьме.</text:p>
      <text:p text:style-name="P57">Так и плыл как по волнам эфира, пока не стали за ноги цепляться прибрежные водоросли. Жутковато стало, русалки всякие в голову лезут и я поплыл обратно, но уже на спине, чтобы всё время луну видеть.</text:p>
      <text:p text:style-name="P57">Волосы после купания у меня остались мокрыми и на железнодорожный вокзал я пошёл обходным путём, чтобы высохнуть по дороге.</text:p>
      <text:p text:style-name="P57">На вокзале с каждой стороны часы есть, да ещё и во внутренних залах висят.</text:p>
      <text:p text:style-name="P57">А у меня часов нет, если какие одену на руку, они через день-два останавливаются, или врать начинают — неси в ремонт, или новые покупай.</text:p>
      <text:p text:style-name="P57">По пути я вспомнил того несчастного из сказок тысячи и одной ночи, что постоянно плакал и рвал одежду у себя на груди.</text:p>
      <text:p text:style-name="P57">Он любил прекрасную волшебницу, а она его, но предупредила одну из дверей во дворце ни в коем случае не открывать. А он открыл; из чистого любопытства; и оказался в другом измерении, где только песок и камни и никакой дороги назад. Вот ему только и осталось, что плакать да бить себя в грудь.</text:p>
      <text:p text:style-name="P57">Года за два перед этим мы с Ирой на Десну поехали. <text:s/>Вдвоём, только я и она. Тебя Гаина Михайловна держала.</text:p>
      <text:p text:style-name="P57">Туда — утренним черниговским автобусом. Обратно? Ну, что подвернётся...</text:p>
      <text:p text:style-name="P57">Когда я через окно Десну вдали увидел, то попросил водителя остановить автобус и мы <text:soft-page-break/>сошли на шоссе. Потом пошли через поле. <text:s/>На другом <text:s/>бабы в белых платках сгребали сено в копны, <text:span text:style-name="T33">издали и не разобрать в каком ты столетии.</text:span></text:p>
      <text:p text:style-name="P58">Потом я перенёс Иру через протоку на длинную песчаную косу заросшую широкими зелёными листьями, мимо которой текла Десна. Мы постелили одеяло поверх листьев и провели там весь день.</text:p>
      <text:p text:style-name="P58">Когда мне нужно было помочиться, я переплыл на другой берег: Десна там не слишком широкá. Ира строго -настрого меня предупреждала не замочить голову. Я это помнил, но всё равно с того, крутого берега нырнул головой в реку. А теперь вот только и осталось плакать да рвать на груди эту летнюю рубашку из ацетатного шёлка.</text:p>
      <text:p text:style-name="P58"/>
      <text:p text:style-name="P58">Остаток ночи я просидел на площади перед первым перроном. Скамейки там не очень удобные — без спинок. На одной из них и встречал редкие ночные поезда, вместе с тележками дежурных из багажного отделения, куда выбрасывают коробки и тюки посылок из <text:s/>почтовых вагонов. Провожал группки зябко зевающих пассажиров. Счастливого пути.</text:p>
      <text:p text:style-name="P58">Когда в чёрной коробке часов на фронтоне вокзала засветилось 05:00, я пошёл в зал ожидания — забрать подарки тебе из ячейки автоматической камеры хранения, а оттуда на автовокзал. Это близко — <text:s/>почти сразу за парком Лунатика.</text:p>
      <text:p text:style-name="P58"/>
      <text:p text:style-name="P58">Этот автобус в Нежин не заезжает, но от поворота шоссе, где здание поста ГАИ, мне опять что-то подвернулось, так что часов в девять с чем-то я был уже в Нежине. В то время, когда конотопская электричка ещё только к Бахмачу подъезжает.</text:p>
      <text:p text:style-name="P58">Но я не собирался стать снегом на голову, поэтому позвонил Ире на работу по телефону-автомату.</text:p>
      <text:p text:style-name="P58">Какой у неё красивый голос! Такой родной и близкий.</text:p>
      <text:p text:style-name="P58">Я сказал, что хочу повидать тебя и отдать подарок и она ответила, что, да, конечно, что ты дома с её мамой.</text:p>
      <text:p text:style-name="P58">Я пошёл на Красных партизан очень радостный, потому что Ира по телефону звучала совсем дружелюбно и даже как-то обрадованно.</text:p>
      <text:p text:style-name="P58"/>
      <text:p text:style-name="P59">Когда я позвонил, дверь не открылась, только дверной глазок затемнился и опять просветлел. Я позвонил ещё раз, но покороче и услышал осторожно уходящие шаги в прихожей. Я услышал, как ты о чём-то жалобно спрашиваешь в дверях гостиной и как тебя шёпотом зашикивает бабушка.</text:p>
      <text:p text:style-name="P59">Когда у человека голоса, они ему что-нибудь да говорят; слов я разобрать не мог, но отчётливо видел сквозь дверь тебя, четырёхлетнего ребёнка, тревожно задравшего голову вверх к бабушке — кто там? Серый Волк? плохой дядя — и видел мать Иры в халате и шестимесячной завивке с прижатым к губам пальцем:</text:p>
      <text:p text:style-name="P59">- Тшш!</text:p>
      <text:p text:style-name="P59">Я не из тех, кто ломится в запертую дверь и не хотел пугать тебя дальше.</text:p>
      <text:p text:style-name="P59">Я позвонил в дверь напротив и мне открыли. Там жили преподаватели НГПИ. Гроза-муж, он читал научный коммунизм, и Гроза-жена, которая преподавала у меня немецкий на каком-то курсе. Я оставил коробку с подарками Грозам и попросил передать тебе лично в руки.</text:p>
      <text:p text:style-name="P59">В Конотоп можно возвращаться и электричкой. Какая разница? И всего 1 руб. 10 коп.</text:p>
      <text:p text:style-name="P59"/>
      <text:p text:style-name="P59">Попытка жить праведной жизнью вызывает в человеке вредную привычку. Но то, чтобы пагубную, но бессмысленную — втягиваешься в это дело.</text:p>
      <text:p text:style-name="P59">После окончательного да ещё и ритуально закреплённого разрыва с Ирой, возвращение «Крёстного отца», последней из украденных мною книг, <text:s/>не имело никакого смысла, но было поздно — втянулся. А залежалась она у меня потому, что я не знал куда распределился Витя Кононевич, а тут вдруг стороной прослышал, что книгу Вите дал вовсе не Жора, а Саша Нестерук, настоящий её владелец. Пришлось снова ехать в Нежин.</text:p>
      <text:p text:style-name="P60">Когда я пришёл по адресу, что дал мне Вася Кропин, то Саши там не оказалось, а проживала <text:soft-page-break/>молодая супружеская пара без детей, которые недавно въехали. Муж ходил в белой майке, жена в халате и по всему дому пахло жирной копчёной селёдкой. Чего ещё надо для счастья? Квартира, молодая женщина в любое время суток.</text:p>
      <text:p text:style-name="P60">Я отказался от адреса их квартирной хозяйки, которая, возможно, знает куда переехал Саша Нестерук, и уехал обратно в Конотоп. Мне вспомнилось, что Игорь Рекун на последнем курсе крепко сдружился с Нестеруком — отдам ему, пусть передаст, а то как-то поднадоело праведничать.</text:p>
      <text:p text:style-name="P60">В электричке меня впервые посетила мысль — а может оно всё так и надо? Своя женщина, конечно, хороша, как ни крути; но почему же я не завидую молодому квартиранту? И почему меня разбирает смех как вспомню селёдку под майкой?</text:p>
      <text:p text:style-name="P60"/>
      <text:p text:style-name="P60">Мама Игоря сказала, что его дома нет и что он работает в здании горкома партии на первом этаже.</text:p>
      <text:p text:style-name="P60">Здание горкома партии это на Миру, позади серого памятника Ленина, там где когда-то стояла вышка городской телестудии до того, как её демонтировали.</text:p>
      <text:p text:style-name="P60">На входе в горком я назвал милиционеру номер комнаты и кто мне там нужен, он меня пропустил.</text:p>
      <text:p text:style-name="P60">Комната оказалась пустой, но стоило мне лишь подойти к окну, Игорёк враз нарисовался. Видно не хотел, чтобы я видел то, что увидел.</text:p>
      <text:p text:style-name="P60">Он ничуть не изменился. Всё те же стёкла чайного цвета в золотистой оправе и та же улыбочка на остром лице. Только уже снисходительная. Понятное дело! Человек стал на рельсы широкой дороги в светлое будущее.</text:p>
      <text:p text:style-name="P60">«Крестному отцу» он почти не удивился и обещал передать Саше Нестеруку.</text:p>
      <text:p text:style-name="P60">Наверное, при<text:span text:style-name="T34">я</text:span>тно чувствовать себя выше того, кому при поступлении в НГПИ «выкал», потому что тот после армии, а тебе всего месяц как аттестат зрелости выдали. <text:span text:style-name="T34">Зато теперь он пашет на стройке, а у тебя кабинет в горкоме партии, хотя пока что с кем-то на двоих.</text:span></text:p>
      <text:p text:style-name="P61">Никогда больше мы не встречались с Игорьком, но я успел посмотреть из окна его стартовой комнаты и увидеть потресканый асфальт отмостки под стеной, выжженный газончик и фасадную штукатурку шуба глухой стены напротив под укрывистой серой побелкой; а больше — ничего.</text:p>
      <text:p text:style-name="P61">До каких бы высот он не поднялся в своей будущей карьере, ему никогда не увидеть ту группу берёз среди строительных угодий Семи Ветров, что так смахивают на высокие деревья в летнем мареве африканских саванн.</text:p>
      <text:p text:style-name="P61">Даже если и показать — не увиди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6T20:04:50.517609382</meta:creation-date>
    <dc:date>2016-08-23T09:29:16.412935623</dc:date>
    <dc:creator>sehrguey </dc:creator>
    <meta:editing-duration>PT3H47M40S</meta:editing-duration>
    <meta:editing-cycles>29</meta:editing-cycles>
    <meta:generator>LibreOffice/4.3.3.2$Linux_x86 LibreOffice_project/430m0$Build-2</meta:generator>
    <meta:document-statistic meta:table-count="0" meta:image-count="0" meta:object-count="0" meta:page-count="17" meta:paragraph-count="413" meta:word-count="8374" meta:character-count="52282" meta:non-whitespace-character-count="44132"/>
  </office:meta>
</office:document-meta>
</file>